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Abyssinica SIL" svg:font-family="'Abyssinica SIL'" style:font-pitch="variable"/>
    <style:font-face style:name="Aka-Acid-Steelfish" svg:font-family="Aka-Acid-Steelfish" style:font-pitch="variable"/>
    <style:font-face style:name="Aka-AcidGR-Graduate" svg:font-family="Aka-AcidGR-Graduate" style:font-pitch="variable"/>
    <style:font-face style:name="Aka-AcidGR-Kiki" svg:font-family="Aka-AcidGR-Kiki" style:font-pitch="variable"/>
    <style:font-face style:name="Alabama" svg:font-family="Alabama" style:font-pitch="variable"/>
    <style:font-face style:name="Capture Smallz" svg:font-family="'Capture Smallz'" style:font-pitch="variable"/>
    <style:font-face style:name="Capture Smallz Clean" svg:font-family="'Capture Smallz Clean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officeooo:rsid="00182b42" officeooo:paragraph-rsid="00182b42"/>
    </style:style>
    <style:style style:name="P2" style:family="paragraph" style:parent-style-name="Text_20_body">
      <style:paragraph-properties fo:line-height="0.1764in"/>
      <style:text-properties style:font-name="Liberation Serif" officeooo:rsid="00182b42" officeooo:paragraph-rsid="00182b42"/>
    </style:style>
    <style:style style:name="P3" style:family="paragraph" style:parent-style-name="Text_20_body">
      <style:text-properties style:font-name="Liberation Serif" officeooo:paragraph-rsid="00182b42"/>
    </style:style>
    <style:style style:name="P4" style:family="paragraph" style:parent-style-name="Text_20_body">
      <style:text-properties style:font-name="Liberation Serif" officeooo:rsid="0019abc2" officeooo:paragraph-rsid="0019abc2"/>
    </style:style>
    <style:style style:name="P5" style:family="paragraph" style:parent-style-name="Horizontal_20_Line">
      <style:text-properties style:font-name="Liberation Serif"/>
    </style:style>
    <style:style style:name="P6" style:family="paragraph" style:parent-style-name="Footer">
      <style:paragraph-properties fo:line-height="100%" fo:text-align="end" style:justify-single-word="false"/>
      <style:text-properties style:font-name="Ubuntu" fo:font-weight="bold" style:font-weight-asian="bold" style:font-weight-complex="bold"/>
    </style:style>
    <style:style style:name="P7" style:family="paragraph" style:parent-style-name="Text_20_body">
      <style:paragraph-properties fo:line-height="0.1409in" fo:text-align="center" style:justify-single-word="false"/>
      <style:text-properties style:font-name="Liberation Serif" fo:font-size="10pt" officeooo:rsid="00182b42" officeooo:paragraph-rsid="00182b42" style:font-size-asian="10pt" style:font-size-complex="10pt"/>
    </style:style>
    <style:style style:name="P8" style:family="paragraph" style:parent-style-name="Text_20_body" style:list-style-name="L2">
      <style:text-properties style:font-name="Liberation Serif" officeooo:rsid="0019abc2" officeooo:paragraph-rsid="0019abc2"/>
    </style:style>
    <style:style style:name="P9" style:family="paragraph" style:parent-style-name="Text_20_body" style:list-style-name="L2">
      <style:text-properties style:font-name="Liberation Serif" fo:font-weight="bold" officeooo:rsid="0019abc2" officeooo:paragraph-rsid="0019abc2" style:font-weight-asian="bold" style:font-weight-complex="bold"/>
    </style:style>
    <style:style style:name="P10" style:family="paragraph" style:parent-style-name="Text_20_body" style:list-style-name="L3">
      <style:text-properties style:font-name="Liberation Serif" fo:font-weight="bold" officeooo:rsid="0019d729" officeooo:paragraph-rsid="0019d729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Liberation Serif" fo:font-weight="bold" officeooo:rsid="00182b42" officeooo:paragraph-rsid="00182b42" style:font-weight-asian="bold" style:font-weight-complex="bold"/>
    </style:style>
    <style:style style:name="P12" style:family="paragraph" style:parent-style-name="Text_20_body">
      <style:text-properties style:font-name="Liberation Serif" fo:font-style="normal" fo:font-weight="normal" officeooo:rsid="0019abc2" officeooo:paragraph-rsid="0019abc2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font-name="Liberation Serif" fo:font-style="normal" fo:font-weight="normal" officeooo:rsid="0019abc2" officeooo:paragraph-rsid="001a6838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style:font-name="Liberation Serif" fo:font-style="normal" fo:font-weight="normal" officeooo:rsid="0019d729" officeooo:paragraph-rsid="0019d729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style:font-name="Liberation Serif" fo:font-size="12pt" fo:font-style="normal" fo:font-weight="normal" officeooo:rsid="0019abc2" officeooo:paragraph-rsid="0019abc2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text-properties style:font-name="Liberation Serif" fo:font-size="12pt" fo:font-style="normal" fo:font-weight="normal" officeooo:rsid="001a6838" officeooo:paragraph-rsid="001a6838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 style:list-style-name="L4">
      <style:text-properties style:font-name="Liberation Serif" fo:font-size="12pt" fo:font-style="normal" fo:font-weight="bold" officeooo:rsid="001a6838" officeooo:paragraph-rsid="001a6838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text-properties style:font-name="Liberation Serif" fo:font-size="12pt" fo:font-style="normal" fo:font-weight="bold" officeooo:rsid="0019abc2" officeooo:paragraph-rsid="0019abc2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text-properties style:font-name="Liberation Serif" fo:font-size="12pt" fo:font-style="normal" fo:font-weight="bold" officeooo:rsid="0019abc2" officeooo:paragraph-rsid="001a6838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>
      <style:text-properties style:font-name="Liberation Serif" fo:font-size="12pt" fo:font-style="normal" fo:font-weight="bold" officeooo:rsid="0019d729" officeooo:paragraph-rsid="0019d729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>
      <style:text-properties style:font-name="Liberation Serif" fo:font-size="12pt" fo:font-style="normal" fo:font-weight="bold" officeooo:rsid="0019d729" officeooo:paragraph-rsid="001a6838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>
      <style:text-properties style:font-name="Liberation Serif" fo:font-size="16pt" fo:font-weight="bold" officeooo:rsid="00182b42" officeooo:paragraph-rsid="001a6838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line-height="100%" fo:text-align="center" style:justify-single-word="false"/>
      <style:text-properties style:font-name="Liberation Serif" fo:font-size="16pt" officeooo:rsid="00182b42" officeooo:paragraph-rsid="001a6838" style:font-size-asian="16pt" style:font-size-complex="16pt"/>
    </style:style>
    <style:style style:name="P24" style:family="paragraph" style:parent-style-name="Text_20_body">
      <style:text-properties style:font-name="Liberation Serif" fo:font-size="16pt" fo:font-style="normal" fo:font-weight="bold" officeooo:rsid="00182b42" officeooo:paragraph-rsid="001a6838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Text_20_body">
      <style:text-properties style:font-name="Liberation Serif" fo:font-size="16pt" fo:font-style="normal" fo:font-weight="bold" officeooo:rsid="001a6838" officeooo:paragraph-rsid="001a6838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Text_20_body">
      <style:text-properties style:font-name="Liberation Serif" fo:font-size="15pt" fo:font-weight="bold" officeooo:rsid="00182b42" officeooo:paragraph-rsid="00182b42" style:font-size-asian="15pt" style:font-weight-asian="bold" style:font-size-complex="15pt" style:font-weight-complex="bold"/>
    </style:style>
    <style:style style:name="P27" style:family="paragraph" style:parent-style-name="Text_20_body">
      <style:text-properties style:font-name="Liberation Serif" fo:font-size="13pt" fo:font-style="normal" fo:font-weight="bold" officeooo:rsid="0019abc2" officeooo:paragraph-rsid="001a6838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Text_20_body">
      <style:text-properties style:font-name="Liberation Serif" fo:font-size="13pt" fo:font-style="normal" fo:font-weight="normal" officeooo:rsid="0019d729" officeooo:paragraph-rsid="001a6838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font-name="Liberation Serif" officeooo:rsid="00182b42" officeooo:paragraph-rsid="00182b42"/>
    </style:style>
    <style:style style:name="P30" style:family="paragraph" style:parent-style-name="Text_20_body">
      <style:paragraph-properties fo:line-height="100%" fo:text-align="center" style:justify-single-word="false"/>
      <style:text-properties style:font-name="Liberation Serif" officeooo:rsid="00182b42" officeooo:paragraph-rsid="001a6838"/>
    </style:style>
    <style:style style:name="P31" style:family="paragraph" style:parent-style-name="Heading_20_1">
      <style:paragraph-properties fo:text-align="center" style:justify-single-word="false"/>
      <style:text-properties style:font-name="Liberation Serif" fo:font-size="22pt" officeooo:rsid="00182b42" officeooo:paragraph-rsid="00182b42" style:font-size-asian="22pt" style:font-size-complex="22pt"/>
    </style:style>
    <style:style style:name="P32" style:family="paragraph" style:parent-style-name="Heading_20_2">
      <style:text-properties style:font-name="Liberation Serif"/>
    </style:style>
    <style:style style:name="P33" style:family="paragraph" style:parent-style-name="Heading_20_2">
      <style:text-properties style:font-name="Liberation Serif" fo:font-size="18pt" officeooo:rsid="00182b42" officeooo:paragraph-rsid="00182b42" style:font-size-asian="18pt" style:font-size-complex="18pt"/>
    </style:style>
    <style:style style:name="P34" style:family="paragraph" style:parent-style-name="Heading_20_2">
      <style:text-properties style:font-name="Liberation Serif" officeooo:paragraph-rsid="00182b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9abc2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8pt" officeooo:rsid="00182b42" style:font-size-asian="18pt" style:font-size-complex="18pt"/>
    </style:style>
    <style:style style:name="T8" style:family="text">
      <style:text-properties officeooo:rsid="001a6838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Liberation Serif"/>
    </style:style>
    <style:style style:name="T11" style:family="text">
      <style:text-properties fo:font-variant="normal" fo:text-transform="none" fo:color="#333333" fo:letter-spacing="normal"/>
    </style:style>
    <style:style style:name="T12" style:family="text">
      <style:text-properties fo:font-variant="normal" fo:text-transform="none" fo:color="#333333" fo:font-size="15pt" fo:letter-spacing="normal" fo:font-style="normal" style:font-size-asian="15pt" style:font-style-asian="normal" style:font-size-complex="15pt" style:font-style-complex="normal"/>
    </style:style>
    <style:style style:name="T13" style:family="text">
      <style:text-properties fo:font-variant="normal" fo:text-transform="none" fo:color="#333333" fo:font-size="15pt" fo:letter-spacing="normal" style:font-size-asian="15pt" style:font-size-complex="15pt"/>
    </style:style>
    <style:style style:name="T14" style:family="text">
      <style:text-properties fo:font-variant="normal" fo:text-transform="none" fo:color="#333333" fo:font-size="15pt" fo:letter-spacing="normal" officeooo:rsid="00182b42" style:font-size-asian="15pt" style:font-size-complex="15pt"/>
    </style:style>
    <style:style style:name="T15" style:family="text">
      <style:text-properties fo:font-variant="normal" fo:text-transform="none" fo:color="#000000" fo:letter-spacing="normal"/>
    </style:style>
    <style:style style:name="T16" style:family="text">
      <style:text-properties fo:font-variant="normal" fo:text-transform="none" fo:color="#000000" fo:font-size="15pt" fo:letter-spacing="normal" fo:font-style="normal" style:font-size-asian="15pt" style:font-style-asian="normal" style:font-size-complex="15pt" style:font-style-complex="normal"/>
    </style:style>
    <style:style style:name="T17" style:family="text">
      <style:text-properties fo:font-variant="normal" fo:text-transform="none" fo:color="#000000" fo:font-size="15pt" fo:letter-spacing="normal" style:font-size-asian="15pt" style:font-size-complex="15pt"/>
    </style:style>
    <style:style style:name="T18" style:family="text">
      <style:text-properties fo:font-variant="normal" fo:text-transform="none" fo:color="#000000" fo:font-size="15pt" fo:letter-spacing="normal" officeooo:rsid="00182b42" style:font-size-asian="15pt" style:font-size-complex="15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1a6838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Βάσεις Δεδομένων 2017-18</text:h>
      <text:p text:style-name="P23">Εξαμηνιαία εργασία e-Hotels</text:p>
      <text:p text:style-name="P30">Αναφορά έργου (project report)</text:p>
      <text:p text:style-name="P29"/>
      <text:p text:style-name="P11">Ομάδα:</text:p>
      <text:p text:style-name="P7">Διαμαντίδης Θεόδωρος (03115007)</text:p>
      <text:p text:style-name="P7">Λούκας Νικόλαος (03115188)</text:p>
      <text:p text:style-name="P7">Ξανθόπουλος Βασίλειος-Χρήστος (03115186)</text:p>
      <text:p text:style-name="P2"/>
      <text:p text:style-name="P5"/>
      <text:h text:style-name="P34" text:outline-level="2"><text:span text:style-name="T7">1. Σχεσιακό διάγραμμα</text:span></text:h>
      <text:p text:style-name="P1"/>
      <text:p text:style-name="P3"/>
      <text:p text:style-name="Horizontal_20_Line"/>
      <text:h text:style-name="P33" text:outline-level="2">2. Περιορισμοί</text:h>
      <text:p text:style-name="P1">Παρουσιάζονται παρακάτω οι περιορισμοί που ορίστηκαν, ανά κατηγορία:</text:p>
      <text:p text:style-name="P1"/>
      <text:p text:style-name="P26"><text:span text:style-name="T15">▸</text:span><text:span text:style-name="T11"> </text:span>2.1. Αλυσίδες ξενοδοχείων</text:p>
      <text:p text:style-name="P4">Περιλαμβάνει τους εξής περιορισμούς ανά πεδίο:</text:p>
      <text:list xml:id="list5942070729126256359" text:style-name="L2">
        <text:list-item>
          <text:p text:style-name="P8"><text:span text:style-name="T1">ID</text:span>: Χρησιμοποιείται για την ταυτοποίηση των αλυσίδων με μοναδικό αριθμό, οπότε έχει τους περιορισμούς <text:span text:style-name="T2">NOT NULL </text:span><text:span text:style-name="T4">και </text:span><text:span text:style-name="T2">PRIMARY KEY</text:span>.</text:p>
        </text:list-item>
        <text:list-item>
          <text:p text:style-name="P8"><text:span text:style-name="T1">Αριθμός ξενοδοχείων</text:span>: Πεδίο που αυξάνεται αυτόματα μέσω TRIGGER για κάθε αλυσίδα. Έχει τον περιορισμό <text:span text:style-name="T2">DEFAULT 0</text:span><text:span text:style-name="T4">, καθώς όταν δημιουργείται μία αλυσίδα μηδέν ξενοδοχεία (βλ. παρακάτω, δεν γίνεται να υπάρχει ξενοδοχείο που να μη σχετίζεται με ξενοδοχειακή μονάδα).</text:span></text:p>
        </text:list-item>
        <text:list-item>
          <text:p text:style-name="P9"><text:span text:style-name="T4">Στοιχεία διεύθυνσης (Οδός, αριθμός, πόλη, ΤΚ)</text:span><text:span text:style-name="T6">: Έχουν τον περιορισμό </text:span><text:span text:style-name="T3">NOT NULL</text:span><text:span text:style-name="T6">, καθώς κάθε αλυσίδα πρέπει υποχρεωτικά να έχει ορισμένη διεύθυνση.</text:span></text:p>
        </text:list-item>
        <text:list-item>
          <text:p text:style-name="P9"><text:span text:style-name="T4">Όνομα</text:span><text:span text:style-name="T6">: Έχει τον περιορισμό </text:span><text:span text:style-name="T3">NOT NULL</text:span><text:span text:style-name="T6">, καθώς απαιτείται ο ορισμός ονόματος για κάθε αλυσίδα για ευκολότερη περιήγηση του χρήστη.</text:span></text:p>
        </text:list-item>
      </text:list>
      <text:p text:style-name="P12"/>
      <text:p text:style-name="P12"><text:soft-page-break/>Υπάρχουν επίσης οι εξής εξαρτώμενοι πίνακες:</text:p>
      <text:p text:style-name="P18">– 2.1.α. Διευθύνσεις e-mail για αλυσίδες ξενοδοχείων</text:p>
      <text:list xml:id="list1846330822253348102" text:style-name="L3">
        <text:list-item>
          <text:p text:style-name="P10"><text:span text:style-name="T4">ID αλυσίδας</text:span><text:span text:style-name="T6">: Είναι </text:span><text:span text:style-name="T3">FOREIGN KEY </text:span><text:span text:style-name="T6">που αναφέρεται στον πίνακα με τις αλυσίδες ξενοδοχείων. Αν ενημερωθεί ή διαγραφεί η αντίστοιχη καταχώρηση της αλυσίδας θέλουμε να διαγραφούν και οι καταχωρήσεις των διευθύνσεων e-mail που αναφέρονται σε αυτήν. Επομένως το πεδίο έχει την επιλογή αναφορικής ακεραιότητας </text:span><text:span text:style-name="T3">ON UPDATE CASCADE ON DELETE CASCADE</text:span><text:span text:style-name="T6">.</text:span></text:p>
        </text:list-item>
        <text:list-item>
          <text:p text:style-name="P10"><text:span text:style-name="T4">Διεύθυνση e-mail</text:span><text:span text:style-name="T6">: Έχει τον περιορισμό </text:span><text:span text:style-name="T3">NOT NULL</text:span><text:span text:style-name="T6">.</text:span></text:p>
        </text:list-item>
        <text:list-item>
          <text:p text:style-name="P10"><text:span text:style-name="T4">Πρωτεύον κλειδί</text:span><text:span text:style-name="T6">: Το </text:span><text:span text:style-name="T3">PRIMARY KEY</text:span><text:span text:style-name="T6"> του πίνακα είναι η πλειάδα (ID, διεύθυνση e-mail).</text:span></text:p>
        </text:list-item>
      </text:list>
      <text:p text:style-name="P14"/>
      <text:p text:style-name="P20">– 2.1.β. Τηλέφωνα για αλυσίδες ξενοδοχείων</text:p>
      <text:p text:style-name="P14">Ομοίως με το 2.1.α.</text:p>
      <text:p text:style-name="P12"/>
      <text:p text:style-name="P22"><text:span text:style-name="T16">▸</text:span><text:span text:style-name="T12"> </text:span><text:span text:style-name="T4">2.</text:span><text:span text:style-name="T5">2.</text:span><text:span text:style-name="T4"> </text:span><text:span text:style-name="T5">Ξ</text:span><text:span text:style-name="T4">ενοδοχεί</text:span><text:span text:style-name="T5">α</text:span></text:p>
      <text:p text:style-name="P15">Περιλαμβάνει τους εξής περιορισμούς ανά πεδίο:</text:p>
      <text:list xml:id="list1392162939323152701" text:style-name="L4">
        <text:list-item>
          <text:p text:style-name="P17">ID<text:span text:style-name="T9">:</text:span></text:p>
        </text:list-item>
      </text:list>
      <text:p text:style-name="P16"/>
      <text:p text:style-name="P13">Υπάρχουν επίσης οι εξής εξαρτώμενοι πίνακες:</text:p>
      <text:p text:style-name="P19">– 2.<text:span text:style-name="T8">2</text:span>.α. Διευθύνσεις e-mail για <text:span text:style-name="T8">ξενοδοχεία</text:span></text:p>
      <text:p text:style-name="P21">– 2.<text:span text:style-name="T8">2</text:span>.β. Τηλέφωνα για αλυσίδες ξενοδοχείων</text:p>
      <text:p text:style-name="P28">Ομοίως με το 2.<text:span text:style-name="T8">2</text:span>.α.</text:p>
      <text:p text:style-name="P28"/>
      <text:p text:style-name="P24"><text:span text:style-name="T17">▸</text:span><text:span text:style-name="T13"> </text:span>2.<text:span text:style-name="T8">3. Υπάλληλοι</text:span></text:p>
      <text:p text:style-name="P24"/>
      <text:p text:style-name="P25"><text:span text:style-name="T18">▸</text:span><text:span text:style-name="T14"> </text:span>2.4. Δωμάτια</text:p>
      <text:p text:style-name="P13">Υπάρχ<text:span text:style-name="T8">ει</text:span> επίσης ο εξής εξαρτώμενο<text:span text:style-name="T8">ς πίνακας</text:span>:</text:p>
      <text:p text:style-name="P27">– <text:span text:style-name="T19">2.</text:span><text:span text:style-name="T20">4</text:span><text:span text:style-name="T19">.α. </text:span><text:span text:style-name="T20">Παροχές δωματίων</text:span></text:p>
      <text:p text:style-name="P25"/>
      <text:p text:style-name="P25"><text:span text:style-name="T18">▸</text:span><text:span text:style-name="T14"> </text:span>2.5. Πελάτες</text:p>
      <text:p text:style-name="P25"><text:soft-page-break/></text:p>
      <text:p text:style-name="P25"><text:span text:style-name="T18">▸</text:span><text:span text:style-name="T14"> </text:span>2.6. Κρατήσεις</text:p>
      <text:p text:style-name="P25"><text:span text:style-name="T18">▸</text:span><text:span text:style-name="T14"> </text:span>2.7. Ενοικιάσεις</text:p>
      <text:p text:style-name="P25"/>
      <text:p text:style-name="P25"><text:span text:style-name="T18">▸</text:span><text:span text:style-name="T14"> </text:span>2.8. Συναλλαγές</text:p>
      <text:p text:style-name="Horizontal_20_Line"/>
      <text:h text:style-name="P32" text:outline-level="2">3. Ευρετήρια που χρησιμοποιήθηκαν</text:h>
      <text:p text:style-name="Text_20_body"><text:span text:style-name="T10"/></text:p>
      <text:p text:style-name="Horizontal_20_Line"/>
      <text:h text:style-name="P32" text:outline-level="2">4. Γλώσσες προγραμματισμού που χρησιμοποιήθηκαν</text:h>
      <text:p text:style-name="Text_20_body"><text:span text:style-name="T10"/></text:p>
      <text:p text:style-name="Horizontal_20_Line"/>
      <text:h text:style-name="P32" text:outline-level="2">5. Οδηγός εγκατάστασης</text:h>
      <text:p text:style-name="Text_20_body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Abyssinica SIL" svg:font-family="'Abyssinica SIL'" style:font-pitch="variable"/>
    <style:font-face style:name="Aka-Acid-Steelfish" svg:font-family="Aka-Acid-Steelfish" style:font-pitch="variable"/>
    <style:font-face style:name="Aka-AcidGR-Graduate" svg:font-family="Aka-AcidGR-Graduate" style:font-pitch="variable"/>
    <style:font-face style:name="Aka-AcidGR-Kiki" svg:font-family="Aka-AcidGR-Kiki" style:font-pitch="variable"/>
    <style:font-face style:name="Alabama" svg:font-family="Alabama" style:font-pitch="variable"/>
    <style:font-face style:name="Capture Smallz" svg:font-family="'Capture Smallz'" style:font-pitch="variable"/>
    <style:font-face style:name="Capture Smallz Clean" svg:font-family="'Capture Smallz Clean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line-height="100%" fo:text-align="end" style:justify-single-word="false"/>
      <style:text-properties style:font-name="Ubuntu"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2:46:30.366754954</meta:creation-date>
    <dc:date>2018-05-29T13:32:57.907345894</dc:date>
    <meta:editing-duration>PT22M5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42" meta:word-count="306" meta:character-count="2124" meta:non-whitespace-character-count="1863"/>
  </office:meta>
</office:document-meta>
</file>